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3" style:family="paragraph" style:parent-style-name="Standard">
      <style:paragraph-properties fo:margin-top="0.706cm" fo:margin-bottom="0cm" fo:line-height="200%" fo:text-align="end" style:justify-single-word="false" fo:background-color="#ffffff" fo:padding="0cm" fo:border="none">
        <style:background-image/>
      </style:paragraph-properties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1155cc" fo:font-size="18pt" style:font-size-asian="18pt" style:font-size-complex="18pt"/>
    </style:style>
    <style:style style:name="T7" style:family="text">
      <style:text-properties fo:color="#f75d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our ce défis vous allez devoir créer une “petite boutique” de bières en ligne.<text:line-break/>En partant du site bière actuel, il vous faudra séparer les bières du formulaire de manière à que le site ressemble à cela au final</text:span></text:p>
      <text:p text:style-name="Standard"><text:span text:style-name="T3">Page Biere =&gt; Compte ? FormConnexion : FormInscription =&gt;FormAdresse(Prérempli)=&gt;Confirmation de commande.</text:span><text:span text:style-name="T4"><text:line-break/></text:span></text:p>
      <text:p text:style-name="Standard"><text:span text:style-name="T4">1.Rendre le site bière responsive</text:span><text:span text:style-name="T5"><text:line-break/></text:span><text:span text:style-name="T1">-Peu importe la technologie employée</text:span></text:p>
      <text:p text:style-name="Standard"><text:span text:style-name="T4"><text:line-break/>2.Mettre tableau bière en bdd puis récupérer les données pour les afficher</text:span></text:p>
      <text:p text:style-name="Standard"><text:span text:style-name="T1">-Créer une table nommée “bières”</text:span></text:p>
      <text:p text:style-name="Standard"><text:span text:style-name="T1">-Lui assigner autant de colonnes qu’il y a de cases dans le tableaux originale<text:line-break/>-Y insérer les données du tableau bière (Interdiction de rentrer les donnée à la main dans phpmyadmin)</text:span></text:p>
      <text:p text:style-name="P1"/>
      <text:p text:style-name="Standard"><text:soft-page-break/><text:span text:style-name="T4">3.Création du formulaire d’inscription</text:span></text:p>
      <text:p text:style-name="Standard"><text:span text:style-name="T1">-Créez un formulaire contenant les champs suivants:</text:span></text:p>
      <text:p text:style-name="Standard"><text:span text:style-name="T1"><text:tab/>-Nom</text:span></text:p>
      <text:p text:style-name="Standard"><text:span text:style-name="T1"><text:tab/>-Prénom</text:span></text:p>
      <text:p text:style-name="Standard"><text:span text:style-name="T1"><text:tab/>-Adresse</text:span></text:p>
      <text:p text:style-name="Standard"><text:span text:style-name="T1"><text:tab/>-Code postale</text:span></text:p>
      <text:p text:style-name="Standard"><text:span text:style-name="T1"><text:tab/>-Ville</text:span></text:p>
      <text:p text:style-name="Standard"><text:span text:style-name="T1"><text:tab/>-Pays</text:span></text:p>
      <text:p text:style-name="Standard"><text:span text:style-name="T1"><text:tab/>-Téléphone</text:span></text:p>
      <text:p text:style-name="Standard"><text:span text:style-name="T1"><text:tab/>-Mail</text:span></text:p>
      <text:p text:style-name="Standard"><text:span text:style-name="T1"><text:tab/>-Mot de passe</text:span></text:p>
      <text:p text:style-name="P1"/>
      <text:p text:style-name="Standard"><text:span text:style-name="T4">4.Mise en fonction du formulaire d’inscription</text:span></text:p>
      <text:p text:style-name="Standard"><text:span text:style-name="T1">-Créez un nouvel utilisateur en bdd à chaques inscriptions</text:span></text:p>
      <text:p text:style-name="P1"/>
      <text:p text:style-name="Standard"><text:span text:style-name="T4">5.Création du formulaire de connexion</text:span></text:p>
      <text:p text:style-name="Standard"><text:span text:style-name="T1">-Créez un formulaire contenant les champs suivants:</text:span></text:p>
      <text:p text:style-name="Standard"><text:soft-page-break/><text:span text:style-name="T4"><text:tab/>-</text:span><text:span text:style-name="T1">Adresse mail</text:span></text:p>
      <text:p text:style-name="Standard"><text:span text:style-name="T1"><text:tab/>-Mot de passe</text:span></text:p>
      <text:p text:style-name="P1"/>
      <text:p text:style-name="Standard"><text:span text:style-name="T4">6.Mise en fonction du formulaire de connexion</text:span></text:p>
      <text:p text:style-name="Standard"><text:span text:style-name="T1">Vérifiez les données reçu puis établir ou non la connexion</text:span></text:p>
      <text:p text:style-name="P1"/>
      <text:p text:style-name="Standard"><text:span text:style-name="T4">7.Création espace client</text:span></text:p>
      <text:p text:style-name="Standard"><text:span text:style-name="T1">-Créer un espace client html5<text:line-break/>-Celui ci présentera:</text:span></text:p>
      <text:p text:style-name="Standard"><text:span text:style-name="T1"><text:tab/>-Une possibilité de modifier ses données personnelle hors adresse mail.<text:line-break/><text:tab/>-Un tableau affichant le contenu des commandes passé par l’utilisateur.</text:span></text:p>
      <text:p text:style-name="P1"/>
      <text:p text:style-name="Standard"><text:span text:style-name="T4">8.Petite aide<text:line-break/></text:span><text:span text:style-name="T1">-La table commande disposera de 3 colonnes:</text:span></text:p>
      <text:p text:style-name="Standard"><text:span text:style-name="T1"><text:tab/>-id(int)</text:span></text:p>
      <text:p text:style-name="Standard"><text:span text:style-name="T1"><text:tab/>-id_client(int)</text:span></text:p>
      <text:p text:style-name="Standard"><text:soft-page-break/><text:span text:style-name="T1"><text:tab/>-ids_product(text)</text:span></text:p>
      <text:p text:style-name="Standard"><text:span text:style-name="T1"><text:tab/>-pTTC(float)</text:span></text:p>
      <text:p text:style-name="Standard"><text:span text:style-name="T1">-Pour la colonne ids_product, il vous sera nécessaire de lui envoyer un tableau contenant les ids de tous les produits commandés.<text:line-break/>Pour ce faire vous aurez besoin d’utiliser la methode </text:span><text:span text:style-name="T2">serialize : </text:span><text:a xlink:type="simple" xlink:href="https://www.php.net/manual/fr/function.serialize.php" text:style-name="Internet_20_link" text:visited-style-name="Visited_20_Internet_20_Link"><text:span text:style-name="T6">https://www.php.net/manual/fr/function.serialize.php</text:span></text:a><text:span text:style-name="T2"><text:line-break/><text:line-break/></text:span><text:span text:style-name="T1">et bien sûr il vous faudra également une méthode pour réutiliser ce tableau une fois récupéré de la bdd.<text:line-break/>Je vous laisse chercher ;)<text:line-break/><text:line-break/></text:span><text:span text:style-name="T4">9. BON COURAGE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margin-top="0.353cm" fo:margin-bottom="0cm" fo:line-height="130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ato" fo:font-size="10pt" fo:language="fr" fo:country="FR" style:font-name-asian="Lato1" style:font-size-asian="10pt" style:language-asian="zh" style:country-asian="CN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-0.053cm" fo:margin-top="0.564cm" fo:margin-bottom="0cm" fo:line-height="100%" fo:keep-together="always" fo:orphans="0" fo:widows="0" fo:text-indent="0cm" style:auto-text-indent="false" fo:keep-with-next="always"/>
      <style:text-properties fo:color="#f75d5d" style:font-name="Playfair Display" fo:font-size="14pt" fo:font-weight="bold" style:font-name-asian="Playfair Display1" style:font-size-asian="14pt" style:font-weight-asian="bold" style:font-name-complex="Playfair Display1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-0.026cm" fo:margin-right="-0.053cm" fo:text-indent="0cm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-0.026cm" fo:margin-right="-0.053cm" fo:margin-top="0cm" fo:margin-bottom="0cm" fo:line-height="100%" fo:text-indent="0cm" style:auto-text-indent="false"/>
      <style:text-properties fo:color="#000000" style:font-name="Playfair Display" fo:font-size="11pt" fo:font-weight="bold" style:font-name-asian="Playfair Display1" style:font-size-asian="11pt" style:font-weight-asian="bold" style:font-name-complex="Playfair Display1" style:font-size-complex="11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-0.026cm" fo:margin-top="0cm" fo:margin-bottom="0.353cm" fo:line-height="100%" fo:text-align="start" style:justify-single-word="false" fo:text-indent="0cm" style:auto-text-indent="false"/>
      <style:text-properties fo:color="#000000" style:font-name="Playfair Display" fo:font-size="14pt" fo:font-weight="bold" style:font-name-asian="Playfair Display1" style:font-size-asian="14pt" style:font-weight-asian="bold" style:font-name-complex="Playfair Display1" style:font-size-complex="14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cm" fo:margin-right="-0.053cm" fo:margin-top="0cm" fo:margin-bottom="0cm" fo:line-height="115%" fo:text-align="start" style:justify-single-word="false" fo:text-indent="0cm" style:auto-text-indent="false"/>
      <style:text-properties fo:color="#999999" fo:font-size="9pt" fo:font-style="italic" style:font-size-asian="9pt" style:font-style-asian="italic" style:font-size-complex="9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fo:line-height="200%" fo:text-align="end" style:justify-single-word="false" fo:background-color="#ffffff" fo:padding="0cm" fo:border="none">
        <style:background-image/>
      </style:paragraph-properties>
    </style:style>
    <style:style style:name="MP2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MT1" style:family="text">
      <style:text-properties fo:color="#f75d5d"/>
    </style:style>
    <style:page-layout style:name="Mpm1">
      <style:page-layout-properties fo:page-width="21.59cm" fo:page-height="27.94cm" style:num-format="1" style:print-orientation="portrait" fo:margin-top="0cm" fo:margin-bottom="1.905cm" fo:margin-left="3.175cm" fo:margin-right="3.175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3.175cm" fo:margin-right="3.175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Title"><text:bookmark text:name="_pkcz2pbi8eub"/><text:span text:style-name="MT1">DÉFIS <text:line-break/>Page Boutique + Form inscription + Form connexion + Prise de commande + accès espace client avec affichage des commandes liée à celui-ci.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35" meta:word-count="309" meta:character-count="2045"/>
    <dc:date>2019-04-19T09:44:49</dc:date>
    <dc:creator>Kevin MARTINEZ</dc:creator>
    <meta:generator>OpenOffice/4.1.6$Unix OpenOffice.org_project/416m1$Build-9790</meta:generator>
  </office:meta>
</office:document-meta>
</file>